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7c9d52"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27239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ed966" officeooo:paragraph-rsid="002ed96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4d0355" officeooo:paragraph-rsid="004d0355"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4eb168" officeooo:paragraph-rsid="004eb168"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4f521f" officeooo:paragraph-rsid="004f521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50b0e7" officeooo:paragraph-rsid="0050b0e7"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52d369" officeooo:paragraph-rsid="0052d369"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5be2da" officeooo:paragraph-rsid="005be2da"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5c08dc" officeooo:paragraph-rsid="005c08dc"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pt" fo:country="PT" fo:font-style="normal" fo:font-weight="normal" officeooo:rsid="004d0355" officeooo:paragraph-rsid="004d035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pt" fo:country="PT" fo:font-style="normal" fo:font-weight="normal" officeooo:rsid="004d3060" officeooo:paragraph-rsid="004d035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language="pt" fo:country="PT" fo:font-style="normal" fo:font-weight="normal" officeooo:rsid="004eb168" officeooo:paragraph-rsid="004eb16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language="pt" fo:country="PT" fo:font-style="normal" fo:font-weight="normal" officeooo:rsid="004f521f" officeooo:paragraph-rsid="004f521f"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language="pt" fo:country="PT" fo:font-style="normal" fo:font-weight="normal" officeooo:rsid="0050b0e7" officeooo:paragraph-rsid="0050b0e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language="pt" fo:country="PT" fo:font-style="normal" fo:font-weight="normal" officeooo:rsid="0052d369" officeooo:paragraph-rsid="0052d36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language="pt" fo:country="PT" fo:font-style="normal" fo:font-weight="normal" officeooo:rsid="005a2bc8" officeooo:paragraph-rsid="0054659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language="pt" fo:country="PT" fo:font-style="normal" fo:font-weight="normal" officeooo:rsid="005be2da" officeooo:paragraph-rsid="005be2d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fo:font-size="12pt" fo:language="pt" fo:country="PT" fo:font-style="normal" fo:font-weight="normal" officeooo:rsid="0079eb99" officeooo:paragraph-rsid="0094290e"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language="pt" fo:country="PT" fo:font-style="normal" fo:font-weight="bold" officeooo:rsid="004d0355" officeooo:paragraph-rsid="004d0355" style:font-size-asian="10.5pt" style:font-style-asian="normal" style:font-weight-asian="bold" style:font-size-complex="12pt" style:font-style-complex="normal" style:font-weight-complex="bold"/>
    </style:style>
    <style:style style:name="P50"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52"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53"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58"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60" style:family="paragraph" style:parent-style-name="Standard">
      <style:text-properties fo:language="pt" fo:country="PT" fo:font-weight="bold" officeooo:rsid="002b704a" officeooo:paragraph-rsid="002b704a" style:font-weight-asian="bold" style:font-weight-complex="bold"/>
    </style:style>
    <style:style style:name="P61" style:family="paragraph" style:parent-style-name="Standard">
      <style:paragraph-properties fo:text-align="start" style:justify-single-word="false"/>
      <style:text-properties fo:language="pt" fo:country="PT" fo:font-weight="bold" officeooo:rsid="003196e6" officeooo:paragraph-rsid="003196e6" style:font-weight-asian="bold" style:font-weight-complex="bold"/>
    </style:style>
    <style:style style:name="P62" style:family="paragraph" style:parent-style-name="Standard">
      <style:paragraph-properties fo:text-align="start" style:justify-single-word="false"/>
      <style:text-properties fo:language="pt" fo:country="PT" fo:font-weight="bold" officeooo:rsid="00328761" officeooo:paragraph-rsid="00328761" style:font-weight-asian="bold" style:font-weight-complex="bold"/>
    </style:style>
    <style:style style:name="P63" style:family="paragraph" style:parent-style-name="Standard">
      <style:paragraph-properties fo:text-align="start" style:justify-single-word="false"/>
      <style:text-properties fo:language="pt" fo:country="PT" fo:font-weight="bold" officeooo:rsid="004ac0a6" officeooo:paragraph-rsid="004ac0a6" style:font-weight-asian="bold" style:font-weight-complex="bold"/>
    </style:style>
    <style:style style:name="P64" style:family="paragraph" style:parent-style-name="Standard">
      <style:paragraph-properties fo:text-align="start" style:justify-single-word="false"/>
      <style:text-properties fo:language="pt" fo:country="PT" fo:font-weight="bold" officeooo:rsid="0032a002" officeooo:paragraph-rsid="0032a002" style:font-weight-asian="bold" style:font-weight-complex="bold"/>
    </style:style>
    <style:style style:name="P65" style:family="paragraph" style:parent-style-name="Standard">
      <style:paragraph-properties fo:text-align="start" style:justify-single-word="false"/>
      <style:text-properties fo:language="pt" fo:country="PT" fo:font-weight="bold" officeooo:rsid="00478a6d" officeooo:paragraph-rsid="00478a6d" style:font-weight-asian="bold" style:font-weight-complex="bold"/>
    </style:style>
    <style:style style:name="P66" style:family="paragraph" style:parent-style-name="Standard">
      <style:paragraph-properties fo:text-align="start" style:justify-single-word="false"/>
      <style:text-properties fo:language="pt" fo:country="PT" fo:font-weight="bold" officeooo:rsid="003615a2" officeooo:paragraph-rsid="003615a2" style:font-weight-asian="bold" style:font-weight-complex="bold"/>
    </style:style>
    <style:style style:name="P67" style:family="paragraph" style:parent-style-name="Standard">
      <style:paragraph-properties fo:text-align="start" style:justify-single-word="false"/>
      <style:text-properties fo:language="pt" fo:country="PT" fo:font-weight="bold" officeooo:rsid="004c7673" officeooo:paragraph-rsid="004c7673" style:font-weight-asian="bold" style:font-weight-complex="bold"/>
    </style:style>
    <style:style style:name="P68" style:family="paragraph" style:parent-style-name="Standard">
      <style:text-properties fo:language="pt" fo:country="PT" fo:font-weight="bold" officeooo:rsid="0039239e" officeooo:paragraph-rsid="0039239e" style:font-weight-asian="bold" style:font-weight-complex="bold"/>
    </style:style>
    <style:style style:name="P69" style:family="paragraph" style:parent-style-name="Standard">
      <style:text-properties fo:language="pt" fo:country="PT" fo:font-weight="bold" officeooo:rsid="0039d94c" officeooo:paragraph-rsid="0039d94c" style:font-weight-asian="bold" style:font-weight-complex="bold"/>
    </style:style>
    <style:style style:name="P70" style:family="paragraph" style:parent-style-name="Standard">
      <style:text-properties fo:language="pt" fo:country="PT" fo:font-weight="bold" officeooo:rsid="0042abc6" officeooo:paragraph-rsid="0042abc6" style:font-weight-asian="bold" style:font-weight-complex="bold"/>
    </style:style>
    <style:style style:name="P71" style:family="paragraph" style:parent-style-name="Standard">
      <style:text-properties fo:language="pt" fo:country="PT" fo:font-weight="bold" officeooo:rsid="00455861" officeooo:paragraph-rsid="00455861" style:font-weight-asian="bold" style:font-weight-complex="bold"/>
    </style:style>
    <style:style style:name="P72" style:family="paragraph" style:parent-style-name="Standard">
      <style:text-properties fo:language="pt" fo:country="PT" fo:font-weight="bold" officeooo:rsid="005d9bdb" officeooo:paragraph-rsid="005d9bdb" style:font-weight-asian="bold" style:font-weight-complex="bold"/>
    </style:style>
    <style:style style:name="P73" style:family="paragraph" style:parent-style-name="Standard">
      <style:text-properties fo:language="pt" fo:country="PT" fo:font-weight="normal" officeooo:rsid="002b704a" officeooo:paragraph-rsid="002b704a" style:font-weight-asian="normal" style:font-weight-complex="normal"/>
    </style:style>
    <style:style style:name="P74"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75" style:family="paragraph" style:parent-style-name="Standard">
      <style:paragraph-properties fo:text-align="start" style:justify-single-word="false"/>
      <style:text-properties fo:language="pt" fo:country="PT" fo:font-weight="normal" officeooo:rsid="0032767d" officeooo:paragraph-rsid="003196e6" style:font-weight-asian="normal" style:font-weight-complex="normal"/>
    </style:style>
    <style:style style:name="P76" style:family="paragraph" style:parent-style-name="Standard">
      <style:paragraph-properties fo:text-align="start" style:justify-single-word="false"/>
      <style:text-properties fo:language="pt" fo:country="PT" fo:font-weight="normal" officeooo:rsid="00328761" officeooo:paragraph-rsid="00328761" style:font-weight-asian="normal" style:font-weight-complex="normal"/>
    </style:style>
    <style:style style:name="P77" style:family="paragraph" style:parent-style-name="Standard">
      <style:paragraph-properties fo:text-align="start" style:justify-single-word="false"/>
      <style:text-properties fo:language="pt" fo:country="PT" fo:font-weight="normal" officeooo:rsid="0032a002" officeooo:paragraph-rsid="0032a002" style:font-weight-asian="normal" style:font-weight-complex="normal"/>
    </style:style>
    <style:style style:name="P78" style:family="paragraph" style:parent-style-name="Standard">
      <style:paragraph-properties fo:text-align="start" style:justify-single-word="false"/>
      <style:text-properties fo:language="pt" fo:country="PT" fo:font-weight="normal" officeooo:rsid="003894e9" officeooo:paragraph-rsid="003615a2" style:font-weight-asian="normal" style:font-weight-complex="normal"/>
    </style:style>
    <style:style style:name="P79" style:family="paragraph" style:parent-style-name="Standard">
      <style:text-properties fo:language="pt" fo:country="PT" fo:font-weight="normal" officeooo:rsid="005d9bdb" officeooo:paragraph-rsid="005d9bdb" style:font-weight-asian="normal" style:font-weight-complex="normal"/>
    </style:style>
    <style:style style:name="P80" style:family="paragraph" style:parent-style-name="Standard">
      <style:text-properties fo:language="pt" fo:country="PT" officeooo:rsid="0015f4b1" officeooo:paragraph-rsid="0015f4b1"/>
    </style:style>
    <style:style style:name="P81" style:family="paragraph" style:parent-style-name="Standard">
      <style:text-properties fo:language="pt" fo:country="PT" fo:font-style="normal" fo:font-weight="normal" officeooo:rsid="0039239e" officeooo:paragraph-rsid="0039239e" style:font-style-asian="normal" style:font-weight-asian="normal" style:font-style-complex="normal" style:font-weight-complex="normal"/>
    </style:style>
    <style:style style:name="P82"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83" style:family="paragraph" style:parent-style-name="Standard">
      <style:text-properties fo:language="pt" fo:country="PT" fo:font-style="normal" fo:font-weight="normal" officeooo:rsid="0042abc6" officeooo:paragraph-rsid="0042abc6" style:font-style-asian="normal" style:font-weight-asian="normal" style:font-style-complex="normal" style:font-weight-complex="normal"/>
    </style:style>
    <style:style style:name="P84"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85" style:family="paragraph" style:parent-style-name="Standard">
      <style:text-properties fo:language="pt" fo:country="PT" fo:font-style="normal" fo:font-weight="bold" officeooo:rsid="00455861" officeooo:paragraph-rsid="00455861" style:font-style-asian="normal" style:font-weight-asian="bold" style:font-style-complex="normal" style:font-weight-complex="bold"/>
    </style:style>
    <style:style style:name="P86" style:family="paragraph" style:parent-style-name="Standard" style:list-style-name="L1">
      <style:paragraph-properties fo:text-align="start" style:justify-single-word="false"/>
      <style:text-properties fo:language="pt" fo:country="PT" officeooo:paragraph-rsid="00611a26"/>
    </style:style>
    <style:style style:name="P87" style:family="paragraph" style:parent-style-name="Standard">
      <style:paragraph-properties fo:text-align="start" style:justify-single-word="false"/>
      <style:text-properties fo:language="pt" fo:country="PT" officeooo:paragraph-rsid="0079eb99"/>
    </style:style>
    <style:style style:name="P88" style:family="paragraph" style:parent-style-name="Standard" style:list-style-name="L1">
      <style:paragraph-properties fo:text-align="start" style:justify-single-word="false"/>
      <style:text-properties fo:language="pt" fo:country="PT" officeooo:rsid="00646259" officeooo:paragraph-rsid="00646259"/>
    </style:style>
    <style:style style:name="P89" style:family="paragraph" style:parent-style-name="Standard" style:list-style-name="L1">
      <style:paragraph-properties fo:text-align="start" style:justify-single-word="false"/>
      <style:text-properties fo:language="pt" fo:country="PT" officeooo:rsid="0064947a" officeooo:paragraph-rsid="0064947a"/>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615a2" style:font-weight-asian="normal" style:font-weight-complex="normal"/>
    </style:style>
    <style:style style:name="T8" style:family="text">
      <style:text-properties fo:font-weight="normal" officeooo:rsid="0036b871" style:font-weight-asian="normal" style:font-weight-complex="normal"/>
    </style:style>
    <style:style style:name="T9" style:family="text">
      <style:text-properties fo:font-weight="normal" officeooo:rsid="003894e9" style:font-weight-asian="normal" style:font-weight-complex="normal"/>
    </style:style>
    <style:style style:name="T10" style:family="text">
      <style:text-properties fo:font-weight="normal" officeooo:rsid="00478a6d" style:font-weight-asian="normal" style:font-weight-complex="normal"/>
    </style:style>
    <style:style style:name="T11" style:family="text">
      <style:text-properties fo:font-weight="normal" officeooo:rsid="00491c79" style:font-weight-asian="normal" style:font-weight-complex="normal"/>
    </style:style>
    <style:style style:name="T12" style:family="text">
      <style:text-properties fo:font-weight="normal" officeooo:rsid="0049667d" style:font-weight-asian="normal" style:font-weight-complex="normal"/>
    </style:style>
    <style:style style:name="T13" style:family="text">
      <style:text-properties fo:font-weight="normal" officeooo:rsid="004a6d81" style:font-weight-asian="normal" style:font-weight-complex="normal"/>
    </style:style>
    <style:style style:name="T14" style:family="text">
      <style:text-properties fo:font-weight="normal" officeooo:rsid="00707184" style:font-weight-asian="normal" style:font-weight-complex="normal"/>
    </style:style>
    <style:style style:name="T15" style:family="text">
      <style:text-properties fo:font-weight="normal" officeooo:rsid="0071b611" style:font-weight-asian="normal" style:font-weight-complex="normal"/>
    </style:style>
    <style:style style:name="T16" style:family="text">
      <style:text-properties fo:font-weight="normal" officeooo:rsid="007b731c" style:font-weight-asian="normal" style:font-weight-complex="normal"/>
    </style:style>
    <style:style style:name="T17" style:family="text">
      <style:text-properties fo:font-weight="normal" officeooo:rsid="007c9d52" style:font-weight-asian="normal" style:font-weight-complex="normal"/>
    </style:style>
    <style:style style:name="T18" style:family="text">
      <style:text-properties fo:font-weight="normal" officeooo:rsid="008265f7" style:font-weight-asian="normal" style:font-weight-complex="normal"/>
    </style:style>
    <style:style style:name="T19" style:family="text">
      <style:text-properties fo:font-weight="normal" officeooo:rsid="0083c04a" style:font-weight-asian="normal" style:font-weight-complex="normal"/>
    </style:style>
    <style:style style:name="T20" style:family="text">
      <style:text-properties fo:font-weight="normal" officeooo:rsid="0084d86d" style:font-weight-asian="normal" style:font-weight-complex="normal"/>
    </style:style>
    <style:style style:name="T21" style:family="text">
      <style:text-properties fo:font-weight="normal" officeooo:rsid="00863420" style:font-weight-asian="normal" style:font-weight-complex="normal"/>
    </style:style>
    <style:style style:name="T22" style:family="text">
      <style:text-properties fo:font-weight="normal" officeooo:rsid="008786d5" style:font-weight-asian="normal" style:font-weight-complex="normal"/>
    </style:style>
    <style:style style:name="T23" style:family="text">
      <style:text-properties fo:font-weight="normal" officeooo:rsid="0088d774" style:font-weight-asian="normal" style:font-weight-complex="normal"/>
    </style:style>
    <style:style style:name="T24" style:family="text">
      <style:text-properties fo:font-weight="normal" officeooo:rsid="008a3747" style:font-weight-asian="normal" style:font-weight-complex="normal"/>
    </style:style>
    <style:style style:name="T25" style:family="text">
      <style:text-properties fo:font-weight="normal" officeooo:rsid="008b6533" style:font-weight-asian="normal" style:font-weight-complex="normal"/>
    </style:style>
    <style:style style:name="T26" style:family="text">
      <style:text-properties fo:font-weight="normal" officeooo:rsid="008be5de" style:font-weight-asian="normal" style:font-weight-complex="normal"/>
    </style:style>
    <style:style style:name="T27" style:family="text">
      <style:text-properties fo:font-weight="normal" officeooo:rsid="008ea073" style:font-weight-asian="normal" style:font-weight-complex="normal"/>
    </style:style>
    <style:style style:name="T28" style:family="text">
      <style:text-properties fo:font-weight="normal" officeooo:rsid="008fb21d" style:font-weight-asian="normal" style:font-weight-complex="normal"/>
    </style:style>
    <style:style style:name="T29" style:family="text">
      <style:text-properties fo:font-weight="normal" officeooo:rsid="008ff7be" style:font-weight-asian="normal" style:font-weight-complex="normal"/>
    </style:style>
    <style:style style:name="T30" style:family="text">
      <style:text-properties fo:font-weight="normal" officeooo:rsid="0090cbf0" style:font-weight-asian="normal" style:font-weight-complex="normal"/>
    </style:style>
    <style:style style:name="T31" style:family="text">
      <style:text-properties fo:font-weight="normal" officeooo:rsid="009183d9" style:font-weight-asian="normal" style:font-weight-complex="normal"/>
    </style:style>
    <style:style style:name="T32" style:family="text">
      <style:text-properties fo:font-style="italic" officeooo:rsid="0061f372"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196e6" style:font-style-asian="italic" style:font-weight-asian="normal" style:font-style-complex="italic" style:font-weight-complex="normal"/>
    </style:style>
    <style:style style:name="T3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43" style:family="text">
      <style:text-properties officeooo:rsid="002fc531"/>
    </style:style>
    <style:style style:name="T44" style:family="text">
      <style:text-properties fo:font-style="normal" style:font-style-asian="normal" style:font-style-complex="normal"/>
    </style:style>
    <style:style style:name="T45" style:family="text">
      <style:text-properties fo:font-style="normal" officeooo:rsid="002fc531" style:font-style-asian="normal" style:font-style-complex="normal"/>
    </style:style>
    <style:style style:name="T46" style:family="text">
      <style:text-properties fo:font-style="normal" officeooo:rsid="00403929" style:font-style-asian="normal" style:font-style-complex="normal"/>
    </style:style>
    <style:style style:name="T47" style:family="text">
      <style:text-properties fo:font-style="normal" officeooo:rsid="003a974a" style:font-style-asian="normal" style:font-style-complex="normal"/>
    </style:style>
    <style:style style:name="T48" style:family="text">
      <style:text-properties fo:font-style="normal" officeooo:rsid="004d3060" style:font-style-asian="normal" style:font-style-complex="normal"/>
    </style:style>
    <style:style style:name="T49" style:family="text">
      <style:text-properties fo:font-style="normal" officeooo:rsid="005a2bc8" style:font-style-asian="normal" style:font-style-complex="normal"/>
    </style:style>
    <style:style style:name="T50" style:family="text">
      <style:text-properties fo:font-style="normal" officeooo:rsid="0061f372" style:font-style-asian="normal" style:font-style-complex="normal"/>
    </style:style>
    <style:style style:name="T51" style:family="text">
      <style:text-properties fo:font-style="normal" officeooo:rsid="0094290e"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196e6" style:font-style-asian="normal" style:font-weight-asian="normal" style:font-style-complex="normal" style:font-weight-complex="normal"/>
    </style:style>
    <style:style style:name="T54" style:family="text">
      <style:text-properties fo:font-style="normal" fo:font-weight="normal" officeooo:rsid="003a974a" style:font-style-asian="normal" style:font-weight-asian="normal" style:font-style-complex="normal" style:font-weight-complex="normal"/>
    </style:style>
    <style:style style:name="T55" style:family="text">
      <style:text-properties fo:font-style="normal" fo:font-weight="normal" officeooo:rsid="003c6a21" style:font-style-asian="normal" style:font-weight-asian="normal" style:font-style-complex="normal" style:font-weight-complex="normal"/>
    </style:style>
    <style:style style:name="T56" style:family="text">
      <style:text-properties fo:font-style="normal" fo:font-weight="normal" officeooo:rsid="003d814d" style:font-style-asian="normal" style:font-weight-asian="normal" style:font-style-complex="normal" style:font-weight-complex="normal"/>
    </style:style>
    <style:style style:name="T57" style:family="text">
      <style:text-properties fo:font-style="normal" fo:font-weight="normal" officeooo:rsid="00446aaf" style:font-style-asian="normal" style:font-weight-asian="normal" style:font-style-complex="normal" style:font-weight-complex="normal"/>
    </style:style>
    <style:style style:name="T58" style:family="text">
      <style:text-properties fo:font-style="normal" fo:font-weight="normal" officeooo:rsid="0045b0bf" style:font-style-asian="normal" style:font-weight-asian="normal" style:font-style-complex="normal" style:font-weight-complex="normal"/>
    </style:style>
    <style:style style:name="T59" style:family="text">
      <style:text-properties fo:font-style="normal" fo:font-weight="normal" officeooo:rsid="004d3060" style:font-style-asian="normal" style:font-weight-asian="normal" style:font-style-complex="normal" style:font-weight-complex="normal"/>
    </style:style>
    <style:style style:name="T60" style:family="text">
      <style:text-properties fo:font-style="normal" fo:font-weight="normal" officeooo:rsid="0051a7c4" style:font-style-asian="normal" style:font-weight-asian="normal" style:font-style-complex="normal" style:font-weight-complex="normal"/>
    </style:style>
    <style:style style:name="T61" style:family="text">
      <style:text-properties fo:font-style="normal" fo:font-weight="normal" officeooo:rsid="0056445b" style:font-style-asian="normal" style:font-weight-asian="normal" style:font-style-complex="normal" style:font-weight-complex="normal"/>
    </style:style>
    <style:style style:name="T62" style:family="text">
      <style:text-properties fo:font-style="normal" fo:font-weight="normal" officeooo:rsid="005679f7" style:font-style-asian="normal" style:font-weight-asian="normal" style:font-style-complex="normal" style:font-weight-complex="normal"/>
    </style:style>
    <style:style style:name="T63" style:family="text">
      <style:text-properties fo:font-style="normal" fo:font-weight="normal" officeooo:rsid="0058506c" style:font-style-asian="normal" style:font-weight-asian="normal" style:font-style-complex="normal" style:font-weight-complex="normal"/>
    </style:style>
    <style:style style:name="T64" style:family="text">
      <style:text-properties fo:font-style="normal" fo:font-weight="normal" officeooo:rsid="005a2bc8" style:font-style-asian="normal" style:font-weight-asian="normal" style:font-style-complex="normal" style:font-weight-complex="normal"/>
    </style:style>
    <style:style style:name="T65" style:family="text">
      <style:text-properties fo:font-style="normal" fo:font-weight="normal" officeooo:rsid="0064947a" style:font-style-asian="normal" style:font-weight-asian="normal" style:font-style-complex="normal" style:font-weight-complex="normal"/>
    </style:style>
    <style:style style:name="T66" style:family="text">
      <style:text-properties fo:font-style="normal" fo:font-weight="normal" officeooo:rsid="006cc432" style:font-style-asian="normal" style:font-weight-asian="normal" style:font-style-complex="normal" style:font-weight-complex="normal"/>
    </style:style>
    <style:style style:name="T67" style:family="text">
      <style:text-properties fo:font-style="normal" fo:font-weight="normal" officeooo:rsid="006cd80c" style:font-style-asian="normal" style:font-weight-asian="normal" style:font-style-complex="normal" style:font-weight-complex="normal"/>
    </style:style>
    <style:style style:name="T68" style:family="text">
      <style:text-properties fo:font-style="normal" fo:font-weight="normal" officeooo:rsid="006e4fd1" style:font-style-asian="normal" style:font-weight-asian="normal" style:font-style-complex="normal" style:font-weight-complex="normal"/>
    </style:style>
    <style:style style:name="T69" style:family="text">
      <style:text-properties fo:font-style="normal" fo:font-weight="normal" officeooo:rsid="006e52e0" style:font-style-asian="normal" style:font-weight-asian="normal" style:font-style-complex="normal" style:font-weight-complex="normal"/>
    </style:style>
    <style:style style:name="T70" style:family="text">
      <style:text-properties fo:font-style="normal" fo:font-weight="normal" officeooo:rsid="006f7266" style:font-style-asian="normal" style:font-weight-asian="normal" style:font-style-complex="normal" style:font-weight-complex="normal"/>
    </style:style>
    <style:style style:name="T71" style:family="text">
      <style:text-properties fo:font-style="normal" fo:font-weight="normal" officeooo:rsid="0072fcce" style:font-style-asian="normal" style:font-weight-asian="normal" style:font-style-complex="normal" style:font-weight-complex="normal"/>
    </style:style>
    <style:style style:name="T72" style:family="text">
      <style:text-properties fo:font-style="normal" fo:font-weight="normal" officeooo:rsid="0094290e" style:font-style-asian="normal" style:font-weight-asian="normal" style:font-style-complex="normal" style:font-weight-complex="normal"/>
    </style:style>
    <style:style style:name="T73" style:family="text">
      <style:text-properties officeooo:rsid="003894e9"/>
    </style:style>
    <style:style style:name="T74" style:family="text">
      <style:text-properties officeooo:rsid="0061e087"/>
    </style:style>
    <style:style style:name="T75" style:family="text">
      <style:text-properties fo:font-size="16pt" fo:font-weight="bold" officeooo:rsid="007a1904" style:font-size-asian="16pt" style:font-weight-asian="bold" style:font-size-complex="16pt" style:font-weight-complex="bold"/>
    </style:style>
    <style:style style:name="T76" style:family="text">
      <style:text-properties fo:font-size="16pt" fo:font-weight="bold" officeooo:rsid="0094290e" style:font-size-asian="16pt" style:font-weight-asian="bold" style:font-size-complex="16pt" style:font-weight-complex="bold"/>
    </style:style>
    <style:style style:name="T77" style:family="text">
      <style:text-properties officeooo:rsid="008265f7"/>
    </style:style>
    <style:style style:name="T78" style:family="text">
      <style:text-properties officeooo:rsid="0083c04a"/>
    </style:style>
    <style:style style:name="T79" style:family="text">
      <style:text-properties officeooo:rsid="0084d86d"/>
    </style:style>
    <style:style style:name="T80" style:family="text">
      <style:text-properties officeooo:rsid="008786d5"/>
    </style:style>
    <style:style style:name="T81" style:family="text">
      <style:text-properties officeooo:rsid="008be5de"/>
    </style:style>
    <style:style style:name="T82" style:family="text">
      <style:text-properties officeooo:rsid="008ea073"/>
    </style:style>
    <style:style style:name="T83" style:family="text">
      <style:text-properties officeooo:rsid="008fb21d"/>
    </style:style>
    <style:style style:name="T84" style:family="text">
      <style:text-properties officeooo:rsid="0090cbf0"/>
    </style:style>
    <style:style style:name="T85" style:family="text">
      <style:text-properties officeooo:rsid="0093e82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Object-Oriented Programmed Snake</text:p>
      <text:p text:style-name="P51"/>
      <text:p text:style-name="P52">Data: <text:span text:style-name="T16">08</text:span><text:span text:style-name="T1">/04/2024</text:span></text:p>
      <text:p text:style-name="P52">Grupo: <text:span text:style-name="T1">3</text:span></text:p>
      <text:p text:style-name="P52">Elementos:<text:span text:style-name="T1"> Diogo Fonseca nº 79858</text:span></text:p>
      <text:p text:style-name="P52"><text:span text:style-name="T1"/></text:p>
      <text:p text:style-name="P58">Utilização</text:p>
      <text:p text:style-name="P53"><text:s/></text:p>
      <text:p text:style-name="P53"/>
      <text:p text:style-name="P54">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2"><text:span text:style-name="T78">GeometricException</text:span>:<text:span text:style-name="T1"> </text:span><text:span text:style-name="T17">Representa </text:span><text:span text:style-name="T19">uma exceção numa operação geométrica.</text:span></text:p>
      <text:p text:style-name="P8"/>
      <text:p text:style-name="P28"><text:span text:style-name="T78">MathUtil:</text:span><text:span text:style-name="T19"> Classe estática para operações matemáticas comuns no projeto, </text:span><text:span text:style-name="T25">com enfâse na comparação entre floating points, de modo a estabelecer um “standard” para o projeto. Representa a definição do que são dois floating points iguais para o projeto</text:span><text:span text:style-name="T19">.</text:span></text:p>
      <text:p text:style-name="P17"><text:span text:style-name="T17"/></text:p>
      <text:p text:style-name="P10"><text:span text:style-name="T19"/></text:p>
      <text:p text:style-name="P11"><text:span text:style-name="T19"/></text:p>
      <text:p text:style-name="P18">Line: <text:span text:style-name="T1">Representa uma reta, </text:span><text:span text:style-name="T22">contendo várias operações para manipular a mesma, tais como testar colinearidade, interseção, paralelismo, testar perpendicularidade e gerar reta perpendicular.</text:span></text:p>
      <text:p text:style-name="P18"><text:span text:style-name="T22"/></text:p>
      <text:p text:style-name="P13"><text:span text:style-name="T80">LineSegment: </text:span><text:span text:style-name="T22">Representa um segmento de reta, </text:span><text:span text:style-name="T23">tendo métodos </text:span><text:span text:style-name="T24">principalmente para verificar interseções e colinearidade com pontos/verificar se um ponto está contido no segmento.</text:span></text:p>
      <text:p text:style-name="P9"/>
      <text:p text:style-name="P15"><text:span text:style-name="T83">Virtual</text:span><text:span text:style-name="T82">Point</text:span><text:span text:style-name="T81">:</text:span><text:span text:style-name="T1"> </text:span><text:span text:style-name="T17">Representa </text:span><text:span text:style-name="T19">um </text:span><text:span text:style-name="T27">ponto cujas coordenadas </text:span><text:span text:style-name="T28">são números reais. Contém métodos que ajudam a manusear pontos, tais como rotação, translação, distância...</text:span></text:p>
      <text:p text:style-name="P30"/>
      <text:p text:style-name="P14"><text:span text:style-name="T82">Point</text:span><text:span text:style-name="T81">:</text:span><text:span text:style-name="T1"> </text:span><text:span text:style-name="T17">Representa </text:span><text:span text:style-name="T19">um </text:span><text:span text:style-name="T27">ponto cujas coordenadas estão no primeiro quadrante (são sempre positivas). </text:span><text:span text:style-name="T29">(</text:span><text:span text:style-name="T27">Subclasse de VirtualPoint</text:span><text:span text:style-name="T29">)</text:span></text:p>
      <text:p text:style-name="P14"><text:span text:style-name="T29"/></text:p>
      <text:p text:style-name="P16"><text:span text:style-name="T84">Vector:</text:span><text:span text:style-name="T29"> </text:span><text:span text:style-name="T17">Representa </text:span><text:span text:style-name="T19">um </text:span><text:span text:style-name="T30">vetor, contém funcionalidade para operações comuns com vetores, tais como produto escalar, multiplicação (por um quociente)...</text:span></text:p>
      <text:p text:style-name="P28"><text:span text:style-name="T1"/></text:p>
      <text:p text:style-name="P17"><text:span text:style-name="T81">Path:</text:span><text:span text:style-name="T28"> </text:span><text:span text:style-name="T17">Representa </text:span><text:span text:style-name="T19">um </text:span><text:span text:style-name="T26">caminho.</text:span></text:p>
      <text:p text:style-name="P28"><text:span text:style-name="T19"/></text:p>
      <text:p text:style-name="P17"><text:span text:style-name="T81">BoundingBox: </text:span><text:span text:style-name="T17">Representa os limites de um conjunto de pontos. É principalmente útil para </text:span><text:span text:style-name="T18">saber</text:span><text:span text:style-name="T17"> o ponto mínimo ou máximo de um conjunto de pontos/polígono.</text:span></text:p>
      <text:p text:style-name="P17"><text:span text:style-name="T17"/></text:p>
      <text:p text:style-name="P17"><text:span text:style-name="T79">IGeometricShape</text:span>:<text:span text:style-name="T1"> </text:span><text:span text:style-name="T17">Representa </text:span><text:span text:style-name="T20">uma figura geométrica, </text:span><text:span text:style-name="T21">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17"><text:soft-page-break/><text:span text:style-name="T17"/></text:p>
      <text:p text:style-name="P17"><text:span text:style-name="T77">Circle</text:span>:<text:span text:style-name="T1"> </text:span><text:span text:style-name="T17">Representa </text:span><text:span text:style-name="T19">um círculo, este sendo uma IGeometricShape.</text:span></text:p>
      <text:p text:style-name="P2"/>
      <text:p text:style-name="P31">Polygon: <text:span text:style-name="T1">Representa um polígono simples, </text:span><text:span text:style-name="T31">este sendo uma IGeometricShape</text:span><text:span text:style-name="T1">.</text:span></text:p>
      <text:p text:style-name="P2"/>
      <text:p text:style-name="P29">Rectangle: <text:span text:style-name="T1">Representa um polígono de 4 lados com ângulos internos retos (um retângulo).</text:span></text:p>
      <text:p text:style-name="P2"/>
      <text:p text:style-name="P29">Square: <text:span text:style-name="T1">Representa um retângulo cujos lados são todos do mesmo comprimento (um quadrado).</text:span></text:p>
      <text:p text:style-name="P2"/>
      <text:p text:style-name="P29">Triangle: <text:span text:style-name="T1">Representa um polígono de 3 lados (um triângulo).</text:span></text:p>
      <text:p text:style-name="P74"/>
      <text:p text:style-name="P73"/>
      <text:p text:style-name="P55">Game Engine</text:p>
      <text:p text:style-name="P3"/>
      <text:p text:style-name="P33"><text:tab/><text:span text:style-name="T43">Este package contém todas as classes responsáveis pela funcionalidades necessárias para <text:s/>fazer um jogo (qualquer jogo, </text:span><text:span text:style-name="T85">sendo este limitado a duas dimensões</text:span><text:span text:style-name="T43">).</text:span></text:p>
      <text:p text:style-name="P33"/>
      <text:p text:style-name="P32"><text:span text:style-name="T51">Game</text:span><text:span text:style-name="T44">EngineException: </text:span><text:span text:style-name="T58">Representa uma exceção relacionada </text:span><text:span text:style-name="T72">Game Engine.</text:span></text:p>
      <text:p text:style-name="P32"><text:span text:style-name="T72"/></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9">GameObject: <text:span text:style-name="T1">Representa um objeto </text:span><text:span text:style-name="T4">no jogo a ser instanciado pela Scene. Contém um id o qual é definido pela Scene que o contém (não sendo possível este ser instanciado em mais que uma </text:span><text:soft-page-break/><text:span text:style-name="T4">Scene). Contém também uma handle para a Scene que o instanciou, para que este tenha o poder de comunicar diretamente com outros GameObjects da Scene, ou mesmo para adicionar/remover GameObjects à Scene (ou até mudar a Scene). </text:span><text:span text:style-name="T5">Esta classe tem 3 métodos: update, start e stop os quais o seu único propósito é serem </text:span><text:span text:style-name="T34">overriden </text:span><text:span text:style-name="T53">por classes que implementem GameObject. É também necessário que este seja uma classe e não uma interface pois é necessário ter métodos (final, para que a sua funcionalidade não possa mudar) para gerir a funcionalidade do id, por exemplo certificar-se de que o mesmo objeto não está a ser instanciado em duas Scenes diferentes.</text:span></text:p>
      <text:p text:style-name="P80"/>
      <text:p text:style-name="P61">Scene: <text:span text:style-name="T6">Representa uma coleção de GameObjects, esta pode estar ativa ou não ativa. Uma classe ativa significa que está a ser atualmente usada pelo GameEngine. A scene é também responsável por categorizar os GameObjects pelas suas interfaces relevantes ao GameEngine.</text:span></text:p>
      <text:p text:style-name="P75"/>
      <text:p text:style-name="P62">IRenderable: <text:span text:style-name="T10">Interface responsável por r</text:span><text:span text:style-name="T1">epresenta</text:span><text:span text:style-name="T10">r</text:span><text:span text:style-name="T1"> uma classe a ser renderizada pelo Renderer, </text:span><text:span text:style-name="T10">disponibilizando o seu RenderData ao Renderer.</text:span></text:p>
      <text:p text:style-name="P76"/>
      <text:p text:style-name="P63">IOverlay: <text:span text:style-name="T1">Interface responsável por representar uma classe que dará um overlay ao Renderer para este ser “colado” por cima da cena renderizada.</text:span></text:p>
      <text:p text:style-name="P76"/>
      <text:p text:style-name="P62">Renderer: <text:span text:style-name="T1">Classe responsável por qualquer operação gráfica, e por consequência por renderizar os objetos IRenderable na Scene. </text:span><text:span text:style-name="T7">Esta classe é um singleton, pois não faz sentido haver mais que um renderizador, </text:span><text:span text:style-name="T8">embora não seja static pois necessita de guardar informação sobre a Scene que está a renderizar</text:span><text:span text:style-name="T7">.</text:span></text:p>
      <text:p text:style-name="P76"/>
      <text:p text:style-name="P64">RenderData: <text:span text:style-name="T1">dados a serem transmitidos para o renderer sobre como renderizar o objeto.</text:span></text:p>
      <text:p text:style-name="P77"/>
      <text:p text:style-name="P65">ICollider: <text:span text:style-name="T11">Interface responsável por representar uma classe a ser verificada por colisão, </text:span><text:span text:style-name="T12">dando o </text:span><text:span text:style-name="T11"><text:s/>seu poligono de colisão </text:span><text:span text:style-name="T12">ao CollisionManager, </text:span><text:span text:style-name="T13">para além de ter funções de “callback” no caso de colisão</text:span><text:span text:style-name="T11">.</text:span></text:p>
      <text:p text:style-name="P77"/>
      <text:p text:style-name="P66">C<text:span text:style-name="T73">ollisionManager: </text:span><text:span text:style-name="T9">Classe estática responsável por verificar e notificar todos os elementos da Scene em caso de colisão.</text:span></text:p>
      <text:p text:style-name="P78"/>
      <text:p text:style-name="P67">IInputListener: <text:span text:style-name="T1">Interface responsável por representar uma classe que será avisada quando houver input do utilizador. </text:span></text:p>
      <text:p text:style-name="P78"/>
      <text:p text:style-name="P68">GameEngineFlags: <text:span text:style-name="T1">Classe responsável por definir o comportamento do GameEngine, para além de conter valores </text:span><text:span text:style-name="T33">default.</text:span></text:p>
      <text:p text:style-name="P81"/>
      <text:p text:style-name="P68"><text:span text:style-name="T44">UpdateMethod: </text:span><text:span text:style-name="T52">Enumerado representativo da maneira como o GameEngine dá update aos GameObjects, sendo possível ser AUTO (automático), CODE (através da chamada de um método) e STEP (através de input do utilizador iterativamente).</text:span></text:p>
      <text:p text:style-name="P81"/>
      <text:p text:style-name="P69"><text:span text:style-name="T44">GameEngine:</text:span><text:span text:style-name="T52"> Classe responsável por coordenar as classes de forma a que as outras classes tenham o comportamento esperado, principalmente chamando o start, update e stop dos GameObjects na Scene atualmente ativa no GameEngine. </text:span><text:span text:style-name="T55">O GameEngine </text:span><text:span text:style-name="T56">também</text:span><text:span text:style-name="T55"> deverá estar responsável por </text:span><text:span text:style-name="T61">coordenar</text:span><text:span text:style-name="T55"> o CollisionManager</text:span><text:span text:style-name="T56"> e</text:span><text:span text:style-name="T55"> o Renderer. </text:span><text:span text:style-name="T56">Esta classe</text:span><text:span text:style-name="T54"> é um singleton pois não faz sentido ter mais que um GameEngine.</text:span></text:p>
      <text:p text:style-name="P82"/>
      <text:p text:style-name="P70"><text:soft-page-break/><text:span text:style-name="T47">L</text:span><text:span text:style-name="T44">ogger: </text:span><text:span text:style-name="T52">Classe responsável por fazer logging para </text:span><text:span text:style-name="T57">o terminal</text:span><text:span text:style-name="T52"> quando ocorrem erros ou outro tipo de informação que poderá ser útil quando o programa não termina mas não funciona como esperado (ou até mesmo quando termina).</text:span></text:p>
      <text:p text:style-name="P83"/>
      <text:p text:style-name="P71"><text:span text:style-name="T44">LogLevel:</text:span><text:span text:style-name="T52"> Enumerado que representa o nível de logging, sendo estes, por ordem de menor para maior importância DEBUG, INFO, WARN, ERROR, FATAL.</text:span></text:p>
      <text:p text:style-name="P85"/>
      <text:p text:style-name="P71"><text:span text:style-name="T44">EngineException: </text:span><text:span text:style-name="T58">Representa uma exceção relacionada ao package Game Engine</text:span></text:p>
      <text:p text:style-name="P84"/>
      <text:p text:style-name="P84"/>
      <text:p text:style-name="P56">Snake Game</text:p>
      <text:p text:style-name="P4"/>
      <text:p text:style-name="P34"><text:span text:style-name="T47"><text:tab/></text:span><text:span text:style-name="T45">Este package contém todas as classes responsáveis pel</text:span><text:span text:style-name="T46">as funcionalidades específicas ao jogo da cobra.</text:span></text:p>
      <text:p text:style-name="P36"/>
      <text:p text:style-name="P20"><text:span text:style-name="T46">G</text:span><text:span text:style-name="T44">ameMap:</text:span><text:span text:style-name="T52"> Representa o mapa de jogo (nomeadamente as suas dimensões e background, </text:span><text:span text:style-name="T69">para além das colisões com os lados do mapa</text:span><text:span text:style-name="T52">). </text:span><text:span text:style-name="T66">Esta classe não é um singleton, pois em futuras versões poderá ser implementada uma versão </text:span><text:span text:style-name="T67">(por exemplo </text:span><text:span text:style-name="T66">“splitscreen vs”</text:span><text:span text:style-name="T67">)</text:span><text:span text:style-name="T66"> onde poderá haver mais que um mapa </text:span><text:span text:style-name="T68">no ecrã</text:span><text:span text:style-name="T66">.</text:span></text:p>
      <text:p text:style-name="P37"/>
      <text:p text:style-name="P20"><text:span text:style-name="T44">IFood: </text:span><text:span text:style-name="T52">Interface que representa um objeto que pode ser consumido pela cobra.</text:span></text:p>
      <text:p text:style-name="P37"/>
      <text:p text:style-name="P20"><text:span text:style-name="T44">FoodCircle: </text:span><text:span text:style-name="T52">Representa uma comida na forma circular.</text:span></text:p>
      <text:p text:style-name="P49"/>
      <text:p text:style-name="P20"><text:span text:style-name="T44">FoodSquare: </text:span><text:span text:style-name="T59">Representa uma comida na forma quadrada</text:span></text:p>
      <text:p text:style-name="P38"/>
      <text:p text:style-name="P21"><text:span text:style-name="T48">O</text:span><text:span text:style-name="T44">bstacle: </text:span><text:span text:style-name="T52">Representa um obstaculo o qual a cobra não poderá colidir com.</text:span></text:p>
      <text:p text:style-name="P39"/>
      <text:p text:style-name="P21"><text:span text:style-name="T44">DynamicObstacle: </text:span><text:span text:style-name="T52">Representa um Obstacle que roda em torno de um ponto.</text:span></text:p>
      <text:p text:style-name="P39"/>
      <text:p text:style-name="P22"><text:span text:style-name="T44">Scoreboard: </text:span><text:span text:style-name="T52">Classe responsável por guardar novas entradas de Score, e também ler as entradas atuais de um ficheiro.</text:span></text:p>
      <text:p text:style-name="P40"/>
      <text:p text:style-name="P23"><text:span text:style-name="T44">Score: </text:span><text:span text:style-name="T60">Representa a pontuação de um jogo. Corresponde a </text:span><text:span text:style-name="T52">um tuplo na classe Scoreboard.</text:span></text:p>
      <text:p text:style-name="P41"/>
      <text:p text:style-name="P24"><text:span text:style-name="T44">SnakeOverlay: </text:span><text:span text:style-name="T52">Representa o overlay do jogo da cobra, responsável por mostrar ao jogador informações em tempo real sobre o jogo, tais como o Score atual.</text:span></text:p>
      <text:p text:style-name="P42"/>
      <text:p text:style-name="P25"><text:span text:style-name="T44">GameManager: </text:span><text:span text:style-name="T61">Classe responsável por </text:span><text:span text:style-name="T62">coordenar o jogo da cobra, tratando da Scene no caso do jogador perder ou recomeçar o jogo </text:span><text:span text:style-name="T63">(por exemplo reinstanciando a cobra com tamanho inicial após perder</text:span><text:span text:style-name="T64">). </text:span><text:span text:style-name="T65">Este é um singleton, pois não poderá haver mais que um GameManager. </text:span><text:span text:style-name="T71">Esta classe permite inicializar o jogo da cobra abstraindo-nos de grande parte das classes.</text:span></text:p>
      <text:p text:style-name="P43"/>
      <text:p text:style-name="P26"><text:span text:style-name="T49">G</text:span><text:span text:style-name="T44">ameState: </text:span><text:span text:style-name="T52">Enumerável que representa o estado do jogo (GAMEOVER, PLAYING).</text:span></text:p>
      <text:p text:style-name="P44"/>
      <text:p text:style-name="P27"><text:span text:style-name="T44">SnakeUnit: </text:span><text:span text:style-name="T52">Representa a unidade mais pequena de uma cobra </text:span><text:span text:style-name="T70">(cada segmento)</text:span><text:span text:style-name="T52">.</text:span></text:p>
      <text:p text:style-name="P80"/>
      <text:p text:style-name="P72">Snake: <text:span text:style-name="T1">Representa uma cobra, sendo esta capaz de se mexer, comer, crescer e morrer.</text:span></text:p>
      <text:p text:style-name="P79"/>
      <text:p text:style-name="P72">Directions: <text:span text:style-name="T1">Enumerável que representa uma direção (UP, DOWN, LEFT, RIGHT).</text:span></text:p>
      <text:p text:style-name="P79"><text:soft-page-break/></text:p>
      <text:p text:style-name="P72">SnakeController: <text:span text:style-name="T1">Classe responsável por controlar a cobra, seja o controle feito através de input do utilizador ou através de um AI.</text:span></text:p>
      <text:p text:style-name="P79"/>
      <text:p text:style-name="P72">SnakeAI: <text:span text:style-name="T1">Responsável por </text:span><text:span text:style-name="T14">calcular a próxima jogada da snake </text:span><text:span text:style-name="T15">autónomamente</text:span><text:span text:style-name="T14">.</text:span></text:p>
      <text:p text:style-name="P80"/>
      <text:p text:style-name="P80"/>
      <text:p text:style-name="P57">Notas <text:span text:style-name="T74">de</text:span> Projeto</text:p>
      <text:p text:style-name="P5"/>
      <text:p text:style-name="P35"><text:span text:style-name="T32">Design Patterns</text:span><text:span text:style-name="T50"> utilizados:</text:span></text:p>
      <text:list xml:id="list3443657090" text:style-name="L1">
        <text:list-item>
          <text:p text:style-name="P86"><text:span text:style-name="T36">Observer: (em GameEngine, Scene e GameObject), sendo este útil para notificar os </text:span><text:span text:style-name="T37">objetos do jogo</text:span><text:span text:style-name="T36">. </text:span><text:span text:style-name="T38">Sendo que desta forma ambos também estão completamente abstraidos um do outro.</text:span></text:p>
        </text:list-item>
        <text:list-item>
          <text:p text:style-name="P88"><text:span text:style-name="T36">I</text:span><text:span text:style-name="T35">terator: (em Scene), para iterar sobre coleções de GameObjects, </text:span><text:span text:style-name="T39">já que esta é uma operação comum.</text:span></text:p>
        </text:list-item>
        <text:list-item>
          <text:p text:style-name="P89"><text:span text:style-name="T35">Singleton: (em </text:span><text:span text:style-name="T40">GameManager, GameEngine, Renderer, </text:span><text:span text:style-name="T42">Scoreboard</text:span><text:span text:style-name="T40">), pois para estas classes não faz sentido ter mais que uma instância (podendo até ser problemá</text:span><text:span text:style-name="T41">tico).</text:span></text:p>
        </text:list-item>
      </text:list>
      <text:p text:style-name="P87"/>
      <text:p text:style-name="P87"/>
      <text:p text:style-name="P48"><text:tab/><text:span text:style-name="T76">ChatGPT</text:span></text:p>
      <text:p text:style-name="P46"/>
      <text:p text:style-name="P47"><text:tab/><text:span text:style-name="T75">UML</text:span></text:p>
      <text:p text:style-name="P59"/>
      <text:p text:style-name="P6"/>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09T02:04:25.609121911</dc:date>
    <meta:editing-duration>PT19H27M43S</meta:editing-duration>
    <meta:editing-cycles>116</meta:editing-cycles>
    <meta:document-statistic meta:table-count="0" meta:image-count="0" meta:object-count="0" meta:page-count="5" meta:paragraph-count="69" meta:word-count="1250" meta:character-count="8384" meta:non-whitespace-character-count="7193"/>
  </office:meta>
</office:document-meta>
</file>